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Рисунок">
      <style:paragraph-properties fo:text-align="center" style:justify-single-word="false"/>
    </style:style>
    <style:style style:name="P3" style:family="paragraph" style:parent-style-name="Text_20_body">
      <style:text-properties officeooo:paragraph-rsid="003b17b1"/>
    </style:style>
    <style:style style:name="P4" style:family="paragraph" style:parent-style-name="Text_20_body">
      <style:text-properties officeooo:paragraph-rsid="006c85f1"/>
    </style:style>
    <style:style style:name="P5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text-properties officeooo:paragraph-rsid="004ab952"/>
    </style:style>
    <style:style style:name="P11" style:family="paragraph" style:parent-style-name="Text_20_body">
      <style:text-properties officeooo:paragraph-rsid="0051df46"/>
    </style:style>
    <style:style style:name="P1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9685df" officeooo:paragraph-rsid="009685df"/>
    </style:style>
    <style:style style:name="P1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0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1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a153b2" officeooo:paragraph-rsid="00a153b2"/>
    </style:style>
    <style:style style:name="P26" style:family="paragraph" style:parent-style-name="Heading_20_2">
      <style:text-properties officeooo:paragraph-rsid="003b17b1"/>
    </style:style>
    <style:style style:name="P27" style:family="paragraph" style:parent-style-name="Heading_20_2">
      <style:text-properties style:font-name="Times New Roman" officeooo:rsid="002c4a92" officeooo:paragraph-rsid="002c4a92"/>
    </style:style>
    <style:style style:name="P28" style:family="paragraph" style:parent-style-name="Heading_20_3">
      <style:text-properties officeooo:paragraph-rsid="006c85f1"/>
    </style:style>
    <style:style style:name="P29" style:family="paragraph" style:parent-style-name="Heading_20_3">
      <style:text-properties officeooo:paragraph-rsid="006fc507"/>
    </style:style>
    <style:style style:name="P30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32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33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3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text-indent="0in" style:auto-text-indent="false" fo:background-color="#ffffff"/>
      <style:text-properties fo:color="#800080" loext:opacity="100%" fo:font-size="9pt" style:font-size-asian="9pt" style:font-size-complex="9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36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37" style:family="paragraph" style:parent-style-name="Standard" style:list-style-name="L1"/>
    <style:style style:name="P38" style:family="paragraph" style:parent-style-name="Standard" style:list-style-name="L1">
      <style:text-properties officeooo:paragraph-rsid="00546689"/>
    </style:style>
    <style:style style:name="P39" style:family="paragraph" style:parent-style-name="Standard" style:list-style-name="L1">
      <style:text-properties officeooo:paragraph-rsid="005a4ca4"/>
    </style:style>
    <style:style style:name="P40" style:family="paragraph" style:parent-style-name="Standard" style:list-style-name="L1">
      <style:text-properties officeooo:paragraph-rsid="005bfe2d"/>
    </style:style>
    <style:style style:name="P41" style:family="paragraph" style:parent-style-name="Standard" style:list-style-name="L1">
      <style:text-properties officeooo:paragraph-rsid="005d1e4d"/>
    </style:style>
    <style:style style:name="P42" style:family="paragraph" style:parent-style-name="Standard" style:list-style-name="L1">
      <style:text-properties officeooo:paragraph-rsid="0065b797"/>
    </style:style>
    <style:style style:name="P43" style:family="paragraph" style:parent-style-name="Text_20_body" style:list-style-name="L1">
      <style:text-properties officeooo:paragraph-rsid="005ed96e"/>
    </style:style>
    <style:style style:name="P44" style:family="paragraph" style:parent-style-name="Text_20_body" style:list-style-name="L1">
      <style:text-properties officeooo:paragraph-rsid="0060e198"/>
    </style:style>
    <style:style style:name="P45" style:family="paragraph" style:parent-style-name="Text_20_body">
      <style:text-properties fo:font-size="9pt" officeooo:paragraph-rsid="00a153b2" style:font-size-asian="9pt" style:font-size-complex="9pt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officeooo:rsid="00337669"/>
    </style:style>
    <style:style style:name="T6" style:family="text">
      <style:text-properties style:text-position="super 58%" officeooo:rsid="0034c9e3"/>
    </style:style>
    <style:style style:name="T7" style:family="text">
      <style:text-properties style:text-position="super 58%" officeooo:rsid="00381c41"/>
    </style:style>
    <style:style style:name="T8" style:family="text">
      <style:text-properties style:text-position="super 58%" officeooo:rsid="0039a537"/>
    </style:style>
    <style:style style:name="T9" style:family="text">
      <style:text-properties style:text-position="super 58%" officeooo:rsid="006882bf"/>
    </style:style>
    <style:style style:name="T10" style:family="text">
      <style:text-properties style:text-position="super 58%" officeooo:rsid="0069b674"/>
    </style:style>
    <style:style style:name="T11" style:family="text">
      <style:text-properties style:text-position="super 58%" officeooo:rsid="006a01da"/>
    </style:style>
    <style:style style:name="T12" style:family="text">
      <style:text-properties officeooo:rsid="003f41b4"/>
    </style:style>
    <style:style style:name="T13" style:family="text">
      <style:text-properties officeooo:rsid="004e14aa"/>
    </style:style>
    <style:style style:name="T14" style:family="text">
      <style:text-properties officeooo:rsid="004f1210"/>
    </style:style>
    <style:style style:name="T15" style:family="text">
      <style:text-properties officeooo:rsid="0051df4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6b242d"/>
    </style:style>
    <style:style style:name="T18" style:family="text">
      <style:text-properties officeooo:rsid="006c85f1"/>
    </style:style>
    <style:style style:name="T19" style:family="text">
      <style:text-properties officeooo:rsid="006eb786"/>
    </style:style>
    <style:style style:name="T20" style:family="text">
      <style:text-properties officeooo:rsid="006f295a"/>
    </style:style>
    <style:style style:name="T21" style:family="text">
      <style:text-properties officeooo:rsid="00726060"/>
    </style:style>
    <style:style style:name="T22" style:family="text">
      <style:text-properties officeooo:rsid="00756cf3"/>
    </style:style>
    <style:style style:name="T23" style:family="text">
      <style:text-properties officeooo:rsid="007ec849"/>
    </style:style>
    <style:style style:name="T24" style:family="text">
      <style:text-properties officeooo:rsid="00819de9"/>
    </style:style>
    <style:style style:name="T25" style:family="text">
      <style:text-properties officeooo:rsid="008433b9"/>
    </style:style>
    <style:style style:name="T26" style:family="text">
      <style:text-properties officeooo:rsid="00881ea5"/>
    </style:style>
    <style:style style:name="T27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28" style:family="text">
      <style:text-properties fo:color="#800000" loext:opacity="100%" fo:font-weight="bold"/>
    </style:style>
    <style:style style:name="T29" style:family="text">
      <style:text-properties fo:color="#800080" loext:opacity="100%"/>
    </style:style>
    <style:style style:name="T30" style:family="text">
      <style:text-properties fo:color="#bb7977" loext:opacity="100%"/>
    </style:style>
    <style:style style:name="T31" style:family="text">
      <style:text-properties fo:color="#bb7977" loext:opacity="100%" fo:font-weight="bold"/>
    </style:style>
    <style:style style:name="T32" style:family="text">
      <style:text-properties fo:color="#808030" loext:opacity="100%"/>
    </style:style>
    <style:style style:name="T33" style:family="text">
      <style:text-properties fo:color="#696969" loext:opacity="100%"/>
    </style:style>
    <style:style style:name="T34" style:family="text">
      <style:text-properties fo:color="#ffffff" loext:opacity="100%" fo:background-color="#808000" loext:char-shading-value="0"/>
    </style:style>
    <style:style style:name="T35" style:family="text">
      <style:text-properties fo:color="#008c00" loext:opacity="100%"/>
    </style:style>
    <style:style style:name="T36" style:family="text">
      <style:text-properties fo:color="#008000" loext:opacity="100%"/>
    </style:style>
    <style:style style:name="T37" style:family="text">
      <style:text-properties fo:color="#0000e6" loext:opacity="100%"/>
    </style:style>
    <style:style style:name="T38" style:family="text">
      <style:text-properties fo:color="#0f69ff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7"/>
      <text:p text:style-name="P19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8" loext:marker-style-name="T3"><text:span text:style-name="T3">Факультет Программной Инженерии и Компьютерной Техники </text:span></text:p>
      <text:p text:style-name="P7">Лабораторная работа по информатике №1</text:p>
      <text:p text:style-name="P8">Вариант 27</text:p>
      <text:p text:style-name="P5">Выполнил: Снагин Станислав Максимович</text:p>
      <text:p text:style-name="P16"><text:span text:style-name="T27">Проверил: </text:span>Белокон Юлия Алексеевна</text:p>
      <text:p text:style-name="P6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22"><text:a xlink:type="simple" xlink:href="#__RefHeading___Toc3867_2985257696" text:style-name="Index_20_Link" text:visited-style-name="Index_20_Link">Задания и цели работы<text:tab/>3</text:a></text:p>
          <text:p text:style-name="P22"><text:a xlink:type="simple" xlink:href="#__RefHeading___Toc3871_2985257696" text:style-name="Index_20_Link" text:visited-style-name="Index_20_Link">Заключение<text:tab/>4</text:a></text:p>
        </text:index-body>
      </text:table-of-content>
      <text:h text:style-name="P20" text:outline-level="1"/>
      <text:h text:style-name="P24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<text:bookmark-end text:name="__RefHeading___Toc25768_2985257696"/></text:p>
      <text:h text:style-name="P25" text:outline-level="1"><text:bookmark-start text:name="__RefHeading___Toc3867_2985257696 Copy 1"/>Исходный код программы<text:bookmark-end text:name="__RefHeading___Toc3867_2985257696 Copy 1"/></text:h>
      <text:p text:style-name="P30"><text:span text:style-name="T28">class</text:span> Lab1 <text:span text:style-name="T29">{</text:span></text:p>
      <text:p text:style-name="P31"><text:s text:c="8"/></text:p>
      <text:p text:style-name="P32"><text:s text:c="4"/><text:span text:style-name="T28">public</text:span> <text:span text:style-name="T28">static</text:span> <text:span text:style-name="T30">void</text:span> main<text:span text:style-name="T32">(</text:span><text:span text:style-name="T31">String</text:span><text:span text:style-name="T32">[]</text:span> args<text:span text:style-name="T32">)</text:span> <text:span text:style-name="T29">{</text:span></text:p>
      <text:p text:style-name="P35"/>
      <text:p text:style-name="P32"><text:s text:c="12"/><text:span text:style-name="T33">/* </text:span></text:p>
      <text:p text:style-name="P33"><text:s text:c="12"/></text:p>
      <text:p text:style-name="P33"><text:s text:c="12"/>Некоторые комментарии о лабе:</text:p>
      <text:p text:style-name="P33"><text:s text:c="12"/></text:p>
      <text:p text:style-name="P32"><text:span text:style-name="T33"><text:s text:c="12"/>- дедлайн до след. лабы</text:span><text:span text:style-name="T34">!!!</text:span><text:span text:style-name="T33"> <text:s text:c="11"/></text:span></text:p>
      <text:p text:style-name="P33"><text:s text:c="12"/>- вариант 31525,</text:p>
      <text:p text:style-name="P33"><text:s text:c="12"/>- w[i] -- это к 1 массиву</text:p>
      <text:p text:style-name="P36"/>
      <text:p text:style-name="P33"><text:s text:c="12"/>*/</text:p>
      <text:p text:style-name="P31"><text:s text:c="12"/></text:p>
      <text:p text:style-name="P32"><text:s text:c="12"/><text:span text:style-name="T30">long</text:span><text:span text:style-name="T32">[]</text:span> w <text:span text:style-name="T32">=</text:span> <text:span text:style-name="T28">new</text:span> <text:span text:style-name="T30">long</text:span><text:span text:style-name="T32">[</text:span><text:span text:style-name="T35">11</text:span><text:span text:style-name="T32">]</text:span><text:span text:style-name="T29">;</text:span></text:p>
      <text:p text:style-name="P32"><text:s text:c="12"/><text:span text:style-name="T30">int</text:span> value <text:span text:style-name="T32">=</text:span> <text:span text:style-name="T35">6</text:span><text:span text:style-name="T29">;</text:span></text:p>
      <text:p text:style-name="P31"><text:s text:c="12"/></text:p>
      <text:p text:style-name="P32"><text:s text:c="12"/><text:span text:style-name="T30">double</text:span> min_ <text:span text:style-name="T32">=</text:span> <text:span text:style-name="T32">-</text:span><text:span text:style-name="T35">6</text:span><text:span text:style-name="T29">;</text:span></text:p>
      <text:p text:style-name="P32"><text:s text:c="12"/><text:span text:style-name="T30">double</text:span> max_ <text:span text:style-name="T32">=</text:span> <text:span text:style-name="T35">10</text:span><text:span text:style-name="T29">;</text:span></text:p>
      <text:p text:style-name="P31"><text:s text:c="12"/></text:p>
      <text:p text:style-name="P32"><text:s text:c="12"/><text:span text:style-name="T30">float</text:span><text:span text:style-name="T32">[]</text:span> x <text:span text:style-name="T32">=</text:span> <text:span text:style-name="T28">new</text:span> <text:span text:style-name="T30">float</text:span><text:span text:style-name="T32">[</text:span><text:span text:style-name="T35">15</text:span><text:span text:style-name="T32">]</text:span><text:span text:style-name="T29">;</text:span></text:p>
      <text:p text:style-name="P31"><text:s text:c="12"/></text:p>
      <text:p text:style-name="P32"><text:s text:c="12"/><text:span text:style-name="T30">double</text:span> result<text:span text:style-name="T32">[][]</text:span> <text:span text:style-name="T32">=</text:span> <text:span text:style-name="T28">new</text:span> <text:span text:style-name="T30">double</text:span><text:span text:style-name="T32">[</text:span><text:span text:style-name="T35">11</text:span><text:span text:style-name="T32">][</text:span><text:span text:style-name="T35">15</text:span><text:span text:style-name="T32">]</text:span><text:span text:style-name="T29">;</text:span></text:p>
      <text:p text:style-name="P32"><text:s text:c="12"/><text:span text:style-name="T30">double</text:span> current_x<text:span text:style-name="T29">;</text:span></text:p>
      <text:p text:style-name="P31"><text:s text:c="12"/></text:p>
      <text:p text:style-name="P32"><text:s text:c="12"/><text:span text:style-name="T33">// Set values for w:</text:span></text:p>
      <text:p text:style-name="P32"><text:s text:c="12"/><text:span text:style-name="T28">for</text:span> <text:span text:style-name="T32">(</text:span><text:span text:style-name="T30">int</text:span> i <text:span text:style-name="T32">=</text:span> <text:span text:style-name="T35">0</text:span><text:span text:style-name="T29">;</text:span> i <text:span text:style-name="T32">&lt;</text:span> w<text:span text:style-name="T32">.</text:span>length<text:span text:style-name="T29">;</text:span> i<text:span text:style-name="T32">++)</text:span> <text:span text:style-name="T29">{</text:span></text:p>
      <text:p text:style-name="P32"><text:s text:c="16"/>w<text:span text:style-name="T32">[</text:span>i<text:span text:style-name="T32">]</text:span> <text:span text:style-name="T32">=</text:span> value<text:span text:style-name="T29">;</text:span></text:p>
      <text:p text:style-name="P32"><text:s text:c="16"/>value<text:span text:style-name="T32">++</text:span><text:span text:style-name="T29">;</text:span></text:p>
      <text:p text:style-name="P32"><text:s text:c="12"/><text:span text:style-name="T29">}</text:span></text:p>
      <text:p text:style-name="P31"><text:s text:c="12"/></text:p>
      <text:p text:style-name="P32"><text:s text:c="12"/><text:span text:style-name="T33">// Set values for x:</text:span></text:p>
      <text:p text:style-name="P32"><text:s text:c="12"/><text:span text:style-name="T28">for</text:span> <text:span text:style-name="T32">(</text:span><text:span text:style-name="T30">int</text:span> i <text:span text:style-name="T32">=</text:span> <text:span text:style-name="T35">0</text:span><text:span text:style-name="T29">;</text:span> i <text:span text:style-name="T32">&lt;</text:span> x<text:span text:style-name="T32">.</text:span>length<text:span text:style-name="T29">;</text:span> i<text:span text:style-name="T32">++)</text:span> <text:span text:style-name="T29">{</text:span></text:p>
      <text:p text:style-name="P32"><text:s text:c="16"/>x<text:span text:style-name="T32">[</text:span>i<text:span text:style-name="T32">]</text:span> <text:span text:style-name="T32">=</text:span> <text:span text:style-name="T32">(</text:span><text:span text:style-name="T30">float</text:span><text:span text:style-name="T32">)</text:span> <text:span text:style-name="T32">(</text:span>min_ <text:span text:style-name="T32">+</text:span> <text:span text:style-name="T31">Math</text:span><text:span text:style-name="T32">.</text:span>random<text:span text:style-name="T32">()</text:span> <text:span text:style-name="T32">*</text:span> <text:span text:style-name="T32">(</text:span>max_ <text:span text:style-name="T32">-</text:span> min_<text:span text:style-name="T32">))</text:span><text:span text:style-name="T29">;</text:span></text:p>
      <text:p text:style-name="P32"><text:s text:c="12"/><text:span text:style-name="T29">}</text:span></text:p>
      <text:p text:style-name="P31"><text:s text:c="12"/></text:p>
      <text:p text:style-name="P32"><text:s text:c="12"/><text:span text:style-name="T33">// Set values for mega-super-two-dimentional array "result":</text:span></text:p>
      <text:p text:style-name="P32"><text:s text:c="12"/><text:span text:style-name="T28">for</text:span> <text:span text:style-name="T32">(</text:span><text:span text:style-name="T30">int</text:span> i <text:span text:style-name="T32">=</text:span> <text:span text:style-name="T35">0</text:span><text:span text:style-name="T29">;</text:span> i <text:span text:style-name="T32">&lt;</text:span> result<text:span text:style-name="T32">.</text:span>length<text:span text:style-name="T29">;</text:span> i<text:span text:style-name="T32">++)</text:span> <text:span text:style-name="T29">{</text:span></text:p>
      <text:p text:style-name="P32"><text:s text:c="16"/><text:span text:style-name="T28">for</text:span> <text:span text:style-name="T32">(</text:span><text:span text:style-name="T30">int</text:span> j <text:span text:style-name="T32">=</text:span> <text:span text:style-name="T35">0</text:span><text:span text:style-name="T29">;</text:span> j <text:span text:style-name="T32">&lt;</text:span> result<text:span text:style-name="T32">[</text:span>i<text:span text:style-name="T32">].</text:span>length<text:span text:style-name="T29">;</text:span> j<text:span text:style-name="T32">++)</text:span> <text:span text:style-name="T29">{</text:span></text:p>
      <text:p text:style-name="P32"><text:s text:c="20"/>current_x <text:span text:style-name="T32">=</text:span> <text:span text:style-name="T32">(</text:span><text:span text:style-name="T30">double</text:span><text:span text:style-name="T32">)</text:span> x<text:span text:style-name="T32">[</text:span>j<text:span text:style-name="T32">]</text:span><text:span text:style-name="T29">;</text:span></text:p>
      <text:p text:style-name="P32"><text:s text:c="20"/>result<text:span text:style-name="T32">[</text:span>i<text:span text:style-name="T32">][</text:span>j<text:span text:style-name="T32">]</text:span> <text:span text:style-name="T32">=</text:span> nextElement<text:span text:style-name="T32">(</text:span>current_x<text:span text:style-name="T32">,</text:span> w<text:span text:style-name="T32">[</text:span>i<text:span text:style-name="T32">])</text:span><text:span text:style-name="T29">;</text:span></text:p>
      <text:p text:style-name="P32"><text:s text:c="16"/><text:span text:style-name="T29">}</text:span></text:p>
      <text:p text:style-name="P32"><text:s text:c="12"/><text:span text:style-name="T29">}</text:span></text:p>
      <text:p text:style-name="P31"><text:s text:c="12"/></text:p>
      <text:p text:style-name="P32"><text:s text:c="12"/><text:span text:style-name="T33">// Print all elements into console:</text:span></text:p>
      <text:p text:style-name="P32"><text:s text:c="12"/>print<text:span text:style-name="T32">(</text:span>result<text:span text:style-name="T32">)</text:span><text:span text:style-name="T29">;</text:span></text:p>
      <text:p text:style-name="P32"><text:s text:c="4"/><text:span text:style-name="T29">}</text:span></text:p>
      <text:p text:style-name="P31"><text:s text:c="8"/></text:p>
      <text:p text:style-name="P32"><text:s text:c="8"/><text:span text:style-name="T33">/*</text:span></text:p>
      <text:p text:style-name="P33"><text:s text:c="8"/></text:p>
      <text:p text:style-name="P33"><text:s text:c="8"/>Считает след. элемент массива на основе входных данных:</text:p>
      <text:p text:style-name="P33"><text:s text:c="8"/></text:p>
      <text:p text:style-name="P33"><text:s text:c="8"/>double current_x <text:s text:c="7"/>рандомное значение x из подготовленных значений в</text:p>
      <text:p text:style-name="P33"><text:s text:c="32"/>float[15] x</text:p>
      <text:p text:style-name="P33"><text:s text:c="8"/></text:p>
      <text:p text:style-name="P33"><text:s text:c="8"/>*/</text:p>
      <text:p text:style-name="P31"><text:s text:c="8"/></text:p>
      <text:p text:style-name="P32"><text:s text:c="8"/><text:span text:style-name="T28">public</text:span> <text:span text:style-name="T28">static</text:span> <text:span text:style-name="T30">double</text:span> nextElement<text:span text:style-name="T32">(</text:span><text:span text:style-name="T30">double</text:span> current_x<text:span text:style-name="T32">,</text:span> <text:span text:style-name="T30">long</text:span> w_value<text:span text:style-name="T32">)</text:span> <text:span text:style-name="T29">{</text:span></text:p>
      <text:p text:style-name="P31"><text:s text:c="12"/></text:p>
      <text:p text:style-name="P32"><text:s text:c="12"/><text:span text:style-name="T30">int</text:span><text:span text:style-name="T32">[]</text:span> NUMBERS <text:span text:style-name="T32">=</text:span> <text:span text:style-name="T29">{</text:span><text:span text:style-name="T35">6</text:span><text:span text:style-name="T32">,</text:span><text:span text:style-name="T35">7</text:span><text:span text:style-name="T32">,</text:span><text:span text:style-name="T35">10</text:span><text:span text:style-name="T32">,</text:span><text:span text:style-name="T35">12</text:span><text:span text:style-name="T32">,</text:span><text:span text:style-name="T35">14</text:span><text:span text:style-name="T29">};</text:span></text:p>
      <text:p text:style-name="P31"><text:s text:c="12"/></text:p>
      <text:p text:style-name="P32"><text:s text:c="12"/><text:span text:style-name="T33">// The 1st group (w == 16):</text:span></text:p>
      <text:p text:style-name="P32"><text:s text:c="12"/><text:span text:style-name="T28">if</text:span> <text:span text:style-name="T32">(</text:span>w_value <text:span text:style-name="T32">==</text:span> <text:span text:style-name="T35">16</text:span><text:span text:style-name="T32">)</text:span> <text:span text:style-name="T29">{</text:span></text:p>
      <text:p text:style-name="P32"><text:soft-page-break/><text:s text:c="16"/><text:span text:style-name="T28">return</text:span> <text:span text:style-name="T31">Math</text:span><text:span text:style-name="T32">.</text:span>sin<text:span text:style-name="T32">((</text:span><text:span text:style-name="T36">3.0</text:span><text:span text:style-name="T32">/</text:span><text:span text:style-name="T36">4.0</text:span><text:span text:style-name="T32">)</text:span> <text:span text:style-name="T32">*</text:span> </text:p>
      <text:p text:style-name="P32"><text:s text:c="24"/><text:span text:style-name="T31">Math</text:span><text:span text:style-name="T32">.</text:span>pow<text:span text:style-name="T32">(</text:span>current_x<text:span text:style-name="T32">,</text:span> <text:span text:style-name="T32">(</text:span>current_x<text:span text:style-name="T32">/</text:span><text:span text:style-name="T36">2.0</text:span><text:span text:style-name="T32">)</text:span> <text:span text:style-name="T32">))</text:span><text:span text:style-name="T29">;</text:span></text:p>
      <text:p text:style-name="P32"><text:s text:c="12"/><text:span text:style-name="T29">}</text:span></text:p>
      <text:p text:style-name="P31"><text:s text:c="12"/></text:p>
      <text:p text:style-name="P32"><text:s text:c="12"/><text:span text:style-name="T33">// w_value ∈ {6, 7, 10, 12, 14} condition (2nd group):</text:span></text:p>
      <text:p text:style-name="P32"><text:s text:c="12"/><text:span text:style-name="T28">for</text:span> <text:span text:style-name="T32">(</text:span><text:span text:style-name="T30">int</text:span> k <text:span text:style-name="T32">=</text:span> <text:span text:style-name="T35">0</text:span><text:span text:style-name="T29">;</text:span> k <text:span text:style-name="T32">&lt;</text:span> NUMBERS<text:span text:style-name="T32">.</text:span>length<text:span text:style-name="T29">;</text:span> k<text:span text:style-name="T32">++)</text:span> <text:span text:style-name="T29">{</text:span></text:p>
      <text:p text:style-name="P32"><text:s text:c="16"/><text:span text:style-name="T28">if</text:span> <text:span text:style-name="T32">(</text:span>NUMBERS<text:span text:style-name="T32">[</text:span>k<text:span text:style-name="T32">]</text:span> <text:span text:style-name="T32">!=</text:span> w_value<text:span text:style-name="T32">)</text:span> <text:span text:style-name="T28">continue</text:span><text:span text:style-name="T29">;</text:span></text:p>
      <text:p text:style-name="P32"><text:s text:c="16"/><text:span text:style-name="T28">return</text:span> <text:span text:style-name="T31">Math</text:span><text:span text:style-name="T32">.</text:span>cos<text:span text:style-name="T32">(</text:span><text:span text:style-name="T31">Math</text:span><text:span text:style-name="T32">.</text:span>tan<text:span text:style-name="T32">(</text:span><text:span text:style-name="T31">Math</text:span><text:span text:style-name="T32">.</text:span>pow<text:span text:style-name="T32">(</text:span><text:span text:style-name="T31">Math</text:span><text:span text:style-name="T32">.</text:span>E<text:span text:style-name="T32">,</text:span> current_x<text:span text:style-name="T32">)))</text:span><text:span text:style-name="T29">;</text:span></text:p>
      <text:p text:style-name="P32"><text:s text:c="12"/><text:span text:style-name="T29">}</text:span></text:p>
      <text:p text:style-name="P31"><text:s text:c="12"/></text:p>
      <text:p text:style-name="P32"><text:s text:c="12"/><text:span text:style-name="T33">// Other values (3rd group):</text:span></text:p>
      <text:p text:style-name="P32"><text:s text:c="12"/><text:span text:style-name="T28">return</text:span> <text:span text:style-name="T31">Math</text:span><text:span text:style-name="T32">.</text:span>log10<text:span text:style-name="T32">(</text:span><text:span text:style-name="T31">Math</text:span><text:span text:style-name="T32">.</text:span>pow<text:span text:style-name="T32">(</text:span><text:span text:style-name="T31">Math</text:span><text:span text:style-name="T32">.</text:span>sin<text:span text:style-name="T32">(</text:span></text:p>
      <text:p text:style-name="P32"><text:s text:c="20"/><text:span text:style-name="T31">Math</text:span><text:span text:style-name="T32">.</text:span>asin<text:span text:style-name="T32">(</text:span> <text:span text:style-name="T32">(</text:span>current_x <text:span text:style-name="T32">+</text:span> <text:span text:style-name="T36">2.0</text:span><text:span text:style-name="T32">)</text:span> <text:span text:style-name="T32">/</text:span> <text:span text:style-name="T36">16.0</text:span> <text:span text:style-name="T32">)</text:span></text:p>
      <text:p text:style-name="P32"><text:s text:c="12"/><text:span text:style-name="T32">),</text:span> <text:span text:style-name="T36">2.0</text:span><text:span text:style-name="T32">))</text:span><text:span text:style-name="T29">;</text:span></text:p>
      <text:p text:style-name="P32"><text:s text:c="8"/><text:span text:style-name="T29">}</text:span></text:p>
      <text:p text:style-name="P31"><text:s text:c="8"/></text:p>
      <text:p text:style-name="P32"><text:s text:c="8"/><text:span text:style-name="T33">/*</text:span></text:p>
      <text:p text:style-name="P33"><text:s text:c="8"/></text:p>
      <text:p text:style-name="P33"><text:s text:c="8"/>Выводит на экран двумерный массив</text:p>
      <text:p text:style-name="P33"><text:s text:c="8"/></text:p>
      <text:p text:style-name="P33"><text:s text:c="8"/>double[][] matrix <text:s text:c="6"/>массив, который необходимо вывести</text:p>
      <text:p text:style-name="P33"><text:s text:c="8"/></text:p>
      <text:p text:style-name="P33"><text:s text:c="8"/>*/</text:p>
      <text:p text:style-name="P32"><text:s text:c="8"/><text:span text:style-name="T28">public</text:span> <text:span text:style-name="T28">static</text:span> <text:span text:style-name="T30">void</text:span> print<text:span text:style-name="T32">(</text:span><text:span text:style-name="T30">double</text:span><text:span text:style-name="T32">[][]</text:span> matrix<text:span text:style-name="T32">)</text:span> <text:span text:style-name="T29">{</text:span></text:p>
      <text:p text:style-name="P32"><text:s text:c="12"/><text:span text:style-name="T31">String</text:span> row <text:span text:style-name="T32">=</text:span> <text:span text:style-name="T37">""</text:span><text:span text:style-name="T29">;</text:span></text:p>
      <text:p text:style-name="P32"><text:s text:c="12"/><text:span text:style-name="T28">for</text:span> <text:span text:style-name="T32">(</text:span><text:span text:style-name="T30">int</text:span> i <text:span text:style-name="T32">=</text:span> <text:span text:style-name="T35">0</text:span><text:span text:style-name="T29">;</text:span> i <text:span text:style-name="T32">&lt;</text:span> matrix<text:span text:style-name="T32">.</text:span>length<text:span text:style-name="T29">;</text:span> i<text:span text:style-name="T32">++)</text:span> <text:span text:style-name="T29">{</text:span></text:p>
      <text:p text:style-name="P35"/>
      <text:p text:style-name="P32"><text:s text:c="16"/><text:span text:style-name="T28">for</text:span> <text:span text:style-name="T32">(</text:span><text:span text:style-name="T30">int</text:span> j <text:span text:style-name="T32">=</text:span> <text:span text:style-name="T35">0</text:span><text:span text:style-name="T29">;</text:span> j <text:span text:style-name="T32">&lt;</text:span> matrix<text:span text:style-name="T32">[</text:span>i<text:span text:style-name="T32">].</text:span>length<text:span text:style-name="T29">;</text:span> j<text:span text:style-name="T32">++)</text:span> <text:span text:style-name="T29">{</text:span></text:p>
      <text:p text:style-name="P32"><text:s text:c="20"/><text:span text:style-name="T31">Double</text:span> formatting_num <text:span text:style-name="T32">=</text:span> matrix<text:span text:style-name="T32">[</text:span>i<text:span text:style-name="T32">][</text:span>j<text:span text:style-name="T32">]</text:span><text:span text:style-name="T29">;</text:span></text:p>
      <text:p text:style-name="P32"><text:s text:c="20"/>row <text:span text:style-name="T32">+=</text:span> round<text:span text:style-name="T32">(</text:span>formatting_num<text:span text:style-name="T32">,</text:span> <text:span text:style-name="T35">4</text:span><text:span text:style-name="T32">)</text:span> <text:span text:style-name="T32">+</text:span> <text:span text:style-name="T37">" "</text:span><text:span text:style-name="T29">;</text:span></text:p>
      <text:p text:style-name="P32"><text:s text:c="20"/><text:span text:style-name="T28">if</text:span> <text:span text:style-name="T32">(</text:span>formatting_num <text:span text:style-name="T32">&gt;=</text:span> <text:span text:style-name="T35">0</text:span><text:span text:style-name="T32">)</text:span> row <text:span text:style-name="T32">+=</text:span> <text:span text:style-name="T37">" "</text:span><text:span text:style-name="T29">;</text:span></text:p>
      <text:p text:style-name="P32"><text:s text:c="16"/><text:span text:style-name="T29">}</text:span></text:p>
      <text:p text:style-name="P32"><text:s text:c="16"/>row <text:span text:style-name="T32">+=</text:span> <text:span text:style-name="T37">"</text:span><text:span text:style-name="T38">\n</text:span><text:span text:style-name="T37">"</text:span><text:span text:style-name="T29">;</text:span></text:p>
      <text:p text:style-name="P32"><text:s text:c="12"/><text:span text:style-name="T29">}</text:span></text:p>
      <text:p text:style-name="P32"><text:s text:c="12"/><text:span text:style-name="T31">System</text:span><text:span text:style-name="T32">.</text:span>out<text:span text:style-name="T32">.</text:span>print<text:span text:style-name="T32">(</text:span>row<text:span text:style-name="T32">)</text:span><text:span text:style-name="T29">;</text:span></text:p>
      <text:p text:style-name="P32"><text:s text:c="8"/><text:span text:style-name="T29">}</text:span></text:p>
      <text:p text:style-name="P31"><text:s text:c="8"/></text:p>
      <text:p text:style-name="P32"><text:s text:c="8"/><text:span text:style-name="T33">/*</text:span></text:p>
      <text:p text:style-name="P33"><text:s text:c="8"/></text:p>
      <text:p text:style-name="P33"><text:s text:c="8"/>Округляет (нормально) до n-цифры после запятой</text:p>
      <text:p text:style-name="P33"><text:s text:c="8"/></text:p>
      <text:p text:style-name="P33"><text:s text:c="8"/>double value <text:s text:c="7"/>значение, которое нужно округлить</text:p>
      <text:p text:style-name="P33"><text:s text:c="8"/>int places <text:s text:c="9"/>до какой n-ой цифры нужно округлить</text:p>
      <text:p text:style-name="P33"><text:s text:c="8"/></text:p>
      <text:p text:style-name="P33"><text:s text:c="8"/>*/</text:p>
      <text:p text:style-name="P32"><text:s text:c="8"/><text:span text:style-name="T28">public</text:span> <text:span text:style-name="T28">static</text:span> <text:span text:style-name="T30">double</text:span> round<text:span text:style-name="T32">(</text:span><text:span text:style-name="T30">double</text:span> value<text:span text:style-name="T32">,</text:span> <text:span text:style-name="T30">int</text:span> places<text:span text:style-name="T32">)</text:span> <text:span text:style-name="T29">{</text:span></text:p>
      <text:p text:style-name="P32"><text:s text:c="12"/><text:span text:style-name="T30">double</text:span> scale <text:span text:style-name="T32">=</text:span> <text:span text:style-name="T31">Math</text:span><text:span text:style-name="T32">.</text:span>pow<text:span text:style-name="T32">(</text:span><text:span text:style-name="T35">10</text:span><text:span text:style-name="T32">,</text:span> places<text:span text:style-name="T32">)</text:span><text:span text:style-name="T29">;</text:span></text:p>
      <text:p text:style-name="P32"><text:s text:c="12"/><text:span text:style-name="T28">return</text:span> <text:span text:style-name="T31">Math</text:span><text:span text:style-name="T32">.</text:span>round<text:span text:style-name="T32">(</text:span>value <text:span text:style-name="T32">*</text:span> scale<text:span text:style-name="T32">)</text:span> <text:span text:style-name="T32">/</text:span> scale<text:span text:style-name="T29">;</text:span></text:p>
      <text:p text:style-name="P32"><text:s text:c="8"/><text:span text:style-name="T29">}</text:span></text:p>
      <text:p text:style-name="P34">}</text:p>
      <text:p text:style-name="P45"/>
      <text:h text:style-name="P21" text:outline-level="1"><text:bookmark-start text:name="__RefHeading___Toc3871_2985257696"/>Заключение<text:bookmark-end text:name="__RefHeading___Toc3871_29852576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26T15:53:29.553353675</dc:date>
    <meta:editing-duration>PT9H1M34S</meta:editing-duration>
    <meta:editing-cycles>107</meta:editing-cycles>
    <meta:print-date>2024-09-23T11:27:18.786333505</meta:print-date>
    <meta:printed-by>PDF files</meta:printed-by>
    <meta:document-statistic meta:table-count="0" meta:image-count="0" meta:object-count="0" meta:page-count="6" meta:paragraph-count="126" meta:word-count="416" meta:character-count="3824" meta:non-whitespace-character-count="2188"/>
  </office:meta>
</office:document-meta>
</file>